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rSampler.samp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scriberSampl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rSampler.sampleWithRecei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ubscriberSampl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criberSampler.testEnded(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Sampler.sampleWithListen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ubscriberSampler.onMessage(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scriberSampler.Subscriber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rSampler.res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criberSampler.testStarted(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Sampler.initReceive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scriberSampler.initListenerCli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scriberSampl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rSampler.getClientCho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scriberSampler.setClientChoice( String ch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Sampler.count( int incr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